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4"/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/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66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musli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gram normalistert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dl</text:p>
          </table:table-cell>
          <table:table-cell table:style-name="ce6" office:value-type="string" calcext:value-type="string">
            <text:p>gram</text:p>
          </table:table-cell>
          <table:table-cell/>
          <table:table-cell office:value-type="string" calcext:value-type="string">
            <text:p>snitt gram</text:p>
          </table:table-cell>
          <table:table-cell office:value-type="string" calcext:value-type="string">
            <text:p>pris per kg</text:p>
          </table:table-cell>
          <table:table-cell office:value-type="string" calcext:value-type="string">
            <text:p>pris for snittmengde</text:p>
          </table:table-cell>
        </table:table-row>
        <table:table-row table:style-name="ro1">
          <table:table-cell office:value-type="string" calcext:value-type="string">
            <text:p>hasselnøtt</text:p>
          </table:table-cell>
          <table:table-cell table:style-name="ce2" table:formula="of:=[.C2]/[.$B$14]" office:value-type="float" office:value="69.954802259887" calcext:value-type="float">
            <text:p>70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float" office:value="4" calcext:value-type="float" table:number-columns-spanned="1" table:number-rows-spanned="3">
            <text:p>4</text:p>
          </table:table-cell>
          <table:table-cell table:style-name="ce7"/>
          <table:table-cell table:style-name="ce2"/>
          <table:table-cell table:style-name="ce9" table:formula="of:=AVERAGE(([.B2]+[.E2])/2)" office:value-type="float" office:value="34.9774011299435" calcext:value-type="float">
            <text:p>34,98</text:p>
          </table:table-cell>
          <table:table-cell table:style-name="ce4" office:value-type="float" office:value="167" calcext:value-type="float">
            <text:p>167,00</text:p>
          </table:table-cell>
          <table:table-cell table:style-name="ce4" table:formula="of:=([.G2]/1000)*[.H2]" office:value-type="float" office:value="5.84122598870056" calcext:value-type="float">
            <text:p>5,84</text:p>
          </table:table-cell>
        </table:table-row>
        <table:table-row table:style-name="ro1">
          <table:table-cell office:value-type="string" calcext:value-type="string">
            <text:p>pecan</text:p>
          </table:table-cell>
          <table:table-cell table:style-name="ce2" table:formula="of:=[.C3]/[.$B$14]" office:value-type="float" office:value="88.7231638418079" calcext:value-type="float">
            <text:p>89</text:p>
          </table:table-cell>
          <table:table-cell table:style-name="ce2" office:value-type="float" office:value="104" calcext:value-type="float">
            <text:p>104</text:p>
          </table:table-cell>
          <table:covered-table-cell table:style-name="ce2"/>
          <table:table-cell table:style-name="ce7" office:value-type="float" office:value="44" calcext:value-type="float">
            <text:p>44</text:p>
          </table:table-cell>
          <table:table-cell table:style-name="ce2" office:value-type="float" office:value="0.9" calcext:value-type="float">
            <text:p>1</text:p>
          </table:table-cell>
          <table:table-cell table:style-name="ce9" table:formula="of:=AVERAGE(([.B3]+[.E3])/2)" office:value-type="float" office:value="66.361581920904" calcext:value-type="float">
            <text:p>66,36</text:p>
          </table:table-cell>
          <table:table-cell table:style-name="ce4" office:value-type="float" office:value="255.555555555556" calcext:value-type="float">
            <text:p>255,56</text:p>
          </table:table-cell>
          <table:table-cell table:style-name="ce4" table:formula="of:=([.G3]/1000)*[.H3]" office:value-type="float" office:value="16.9590709353421" calcext:value-type="float">
            <text:p>16,96</text:p>
          </table:table-cell>
        </table:table-row>
        <table:table-row table:style-name="ro1">
          <table:table-cell office:value-type="string" calcext:value-type="string">
            <text:p>peanøtt</text:p>
          </table:table-cell>
          <table:table-cell table:style-name="ce2" table:formula="of:=[.C4]/[.$B$14]" office:value-type="float" office:value="34.1242937853107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covered-table-cell table:style-name="ce2"/>
          <table:table-cell table:style-name="ce7" office:value-type="float" office:value="40" calcext:value-type="float">
            <text:p>40</text:p>
          </table:table-cell>
          <table:table-cell table:style-name="ce2" office:value-type="float" office:value="0.7" calcext:value-type="float">
            <text:p>1</text:p>
          </table:table-cell>
          <table:table-cell table:style-name="ce9" table:formula="of:=AVERAGE(([.B4]+[.E4])/2)" office:value-type="float" office:value="37.0621468926554" calcext:value-type="float">
            <text:p>37,06</text:p>
          </table:table-cell>
          <table:table-cell table:style-name="ce4" office:value-type="float" office:value="255.555555555556" calcext:value-type="float">
            <text:p>255,56</text:p>
          </table:table-cell>
          <table:table-cell table:style-name="ce4" table:formula="of:=([.G4]/1000)*[.H4]" office:value-type="float" office:value="9.47143753923416" calcext:value-type="float">
            <text:p>9,47</text:p>
          </table:table-cell>
        </table:table-row>
        <table:table-row table:style-name="ro1">
          <table:table-cell office:value-type="string" calcext:value-type="string">
            <text:p>linfrø</text:p>
          </table:table-cell>
          <table:table-cell table:style-name="ce2" table:formula="of:=[.C5]/[.$B$14]" office:value-type="float" office:value="131.378531073446" calcext:value-type="float">
            <text:p>131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8" calcext:value-type="float">
            <text:p>108</text:p>
          </table:table-cell>
          <table:table-cell table:style-name="ce2" office:value-type="float" office:value="1.5" calcext:value-type="float">
            <text:p>2</text:p>
          </table:table-cell>
          <table:table-cell table:style-name="ce10" table:formula="of:=AVERAGE(([.B5]+[.E5])/2)" office:value-type="float" office:value="119.689265536723" calcext:value-type="float">
            <text:p>119,69</text:p>
          </table:table-cell>
          <table:table-cell table:style-name="ce4" office:value-type="float" office:value="106.25" calcext:value-type="float">
            <text:p>106,25</text:p>
          </table:table-cell>
          <table:table-cell table:style-name="ce4" table:formula="of:=([.G5]/1000)*[.H5]" office:value-type="float" office:value="12.7169844632768" calcext:value-type="float">
            <text:p>12,72</text:p>
          </table:table-cell>
        </table:table-row>
        <table:table-row table:style-name="ro1">
          <table:table-cell office:value-type="string" calcext:value-type="string">
            <text:p>solsikkekjerne</text:p>
          </table:table-cell>
          <table:table-cell table:style-name="ce2" table:formula="of:=[.C6]/[.$B$14]" office:value-type="float" office:value="177.446327683616" calcext:value-type="float">
            <text:p>17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3.5" calcext:value-type="float">
            <text:p>4</text:p>
          </table:table-cell>
          <table:table-cell table:style-name="ce7" office:value-type="float" office:value="167" calcext:value-type="float">
            <text:p>167</text:p>
          </table:table-cell>
          <table:table-cell table:style-name="ce2" office:value-type="float" office:value="2.7" calcext:value-type="float">
            <text:p>3</text:p>
          </table:table-cell>
          <table:table-cell table:style-name="ce10" table:formula="of:=AVERAGE(([.B6]+[.E6])/2)" office:value-type="float" office:value="172.223163841808" calcext:value-type="float">
            <text:p>172,22</text:p>
          </table:table-cell>
          <table:table-cell table:style-name="ce4" office:value-type="float" office:value="61.33" calcext:value-type="float">
            <text:p>61,33</text:p>
          </table:table-cell>
          <table:table-cell table:style-name="ce4" table:formula="of:=([.G6]/1000)*[.H6]" office:value-type="float" office:value="10.5624466384181" calcext:value-type="float">
            <text:p>10,56</text:p>
          </table:table-cell>
        </table:table-row>
        <table:table-row table:style-name="ro1">
          <table:table-cell office:value-type="string" calcext:value-type="string">
            <text:p>sesamfrø</text:p>
          </table:table-cell>
          <table:table-cell table:style-name="ce2" table:formula="of:=[.C7]/[.$B$14]" office:value-type="float" office:value="141.61581920904" calcext:value-type="float">
            <text:p>14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.6" calcext:value-type="float">
            <text:p>3</text:p>
          </table:table-cell>
          <table:table-cell table:style-name="ce7" office:value-type="float" office:value="137" calcext:value-type="float">
            <text:p>137</text:p>
          </table:table-cell>
          <table:table-cell table:style-name="ce2" office:value-type="float" office:value="2" calcext:value-type="float">
            <text:p>2</text:p>
          </table:table-cell>
          <table:table-cell table:style-name="ce10" table:formula="of:=AVERAGE(([.B7]+[.E7])/2)" office:value-type="float" office:value="139.30790960452" calcext:value-type="float">
            <text:p>139,31</text:p>
          </table:table-cell>
          <table:table-cell table:style-name="ce4" office:value-type="float" office:value="141.875" calcext:value-type="float">
            <text:p>141,88</text:p>
          </table:table-cell>
          <table:table-cell table:style-name="ce4" table:formula="of:=([.G7]/1000)*[.H7]" office:value-type="float" office:value="19.7643096751413" calcext:value-type="float">
            <text:p>19,76</text:p>
          </table:table-cell>
        </table:table-row>
        <table:table-row table:style-name="ro1">
          <table:table-cell office:value-type="string" calcext:value-type="string">
            <text:p>havregryn</text:p>
          </table:table-cell>
          <table:table-cell table:style-name="ce2" table:formula="of:=[.C8]/[.$B$14]" office:value-type="float" office:value="278.112994350282" calcext:value-type="float">
            <text:p>278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7.5" calcext:value-type="float">
            <text:p>8</text:p>
          </table:table-cell>
          <table:table-cell table:style-name="ce2" office:value-type="float" office:value="300" calcext:value-type="float">
            <text:p>300</text:p>
          </table:table-cell>
          <table:table-cell table:style-name="ce7" office:value-type="float" office:value="5.5" calcext:value-type="float">
            <text:p>6</text:p>
          </table:table-cell>
          <table:table-cell table:style-name="ce10" table:formula="of:=AVERAGE(([.B8]+[.E8])/2)" office:value-type="float" office:value="289.056497175141" calcext:value-type="float">
            <text:p>289,06</text:p>
          </table:table-cell>
          <table:table-cell table:style-name="ce4" office:value-type="float" office:value="17.7" calcext:value-type="float">
            <text:p>17,70</text:p>
          </table:table-cell>
          <table:table-cell table:style-name="ce4" table:formula="of:=([.G8]/1000)*[.H8]" office:value-type="float" office:value="5.1163" calcext:value-type="float">
            <text:p>5,12</text:p>
          </table:table-cell>
        </table:table-row>
        <table:table-row table:style-name="ro1">
          <table:table-cell office:value-type="string" calcext:value-type="string">
            <text:p>gresskarkjerner</text:p>
          </table:table-cell>
          <table:table-cell table:style-name="ce2" table:formula="of:=[.C9]/[.$B$14]" office:value-type="float" office:value="135.64406779661" calcext:value-type="float">
            <text:p>136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.5" calcext:value-type="float">
            <text:p>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2.3" calcext:value-type="float">
            <text:p>2</text:p>
          </table:table-cell>
          <table:table-cell table:style-name="ce10" table:formula="of:=AVERAGE(([.B9]+[.E9])/2)" office:value-type="float" office:value="136.322033898305" calcext:value-type="float">
            <text:p>136,32</text:p>
          </table:table-cell>
          <table:table-cell table:style-name="ce4" office:value-type="float" office:value="284.857142857143" calcext:value-type="float">
            <text:p>284,86</text:p>
          </table:table-cell>
          <table:table-cell table:style-name="ce4" table:formula="of:=([.G9]/1000)*[.H9]" office:value-type="float" office:value="38.8323050847457" calcext:value-type="float">
            <text:p>38,83</text:p>
          </table:table-cell>
        </table:table-row>
        <table:table-row table:style-name="ro1">
          <table:table-cell office:value-type="string" calcext:value-type="string">
            <text:p>valnøtt</text:p>
          </table:table-cell>
          <table:table-cell table:style-name="ce2" table:number-columns-repeated="3"/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.7" calcext:value-type="float">
            <text:p>3</text:p>
          </table:table-cell>
          <table:table-cell table:style-name="ce9" table:formula="of:=AVERAGE(([.B10]+[.E10])/2)" office:value-type="float" office:value="62" calcext:value-type="float">
            <text:p>62,00</text:p>
          </table:table-cell>
          <table:table-cell table:style-name="ce4" office:value-type="float" office:value="188" calcext:value-type="float">
            <text:p>188,00</text:p>
          </table:table-cell>
          <table:table-cell table:style-name="ce4" table:formula="of:=([.G10]/1000)*[.H10]" office:value-type="float" office:value="11.656" calcext:value-type="float">
            <text:p>11,66</text:p>
          </table:table-cell>
        </table:table-row>
        <table:table-row table:style-name="ro1">
          <table:table-cell office:value-type="string" calcext:value-type="string">
            <text:p>mandler</text:p>
          </table:table-cell>
          <table:table-cell table:style-name="ce2"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5" calcext:value-type="float">
            <text:p>1</text:p>
          </table:table-cell>
          <table:table-cell table:style-name="ce9" table:formula="of:=AVERAGE(([.B11]+[.E11])/2)" office:value-type="float" office:value="25" calcext:value-type="float">
            <text:p>25,00</text:p>
          </table:table-cell>
          <table:table-cell table:style-name="ce4" office:value-type="float" office:value="120" calcext:value-type="float">
            <text:p>120,00</text:p>
          </table:table-cell>
          <table:table-cell table:style-name="ce4" table:formula="of:=([.G11]/1000)*[.H11]" office:value-type="float" office:value="3" calcext:value-type="float">
            <text:p>3,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" table:formula="of:=SUM([.B2:.B10])" office:value-type="float" office:value="1057" calcext:value-type="float">
            <text:p>1057</text:p>
          </table:table-cell>
          <table:table-cell table:style-name="ce3" table:formula="of:=SUM([.C2:.C10])" office:value-type="float" office:value="1239" calcext:value-type="float">
            <text:p>1239</text:p>
          </table:table-cell>
          <table:table-cell table:style-name="ce3" table:formula="of:=SUM([.D2:.D10])" office:value-type="float" office:value="22.1" calcext:value-type="float">
            <text:p>22,1</text:p>
          </table:table-cell>
          <table:table-cell table:style-name="ce3" table:formula="of:=SUM([.E2:.E10])" office:value-type="float" office:value="1057" calcext:value-type="float">
            <text:p>1057</text:p>
          </table:table-cell>
          <table:table-cell table:style-name="ce8" table:formula="of:=SUM([.F2:.F10])" office:value-type="float" office:value="18.3" calcext:value-type="float">
            <text:p>18,3</text:p>
          </table:table-cell>
          <table:table-cell table:style-name="ce9" table:formula="of:=AVERAGE(([.B12]+[.E12])/2)" office:value-type="float" office:value="1057" calcext:value-type="float">
            <text:p>1 057,00</text:p>
          </table:table-cell>
          <table:table-cell table:style-name="ce4"/>
          <table:table-cell table:style-name="ce4" table:formula="of:=SUM([.I2:.I11])" office:value-type="float" office:value="133.920080324859" calcext:value-type="float">
            <text:p>133,92</text:p>
          </table:table-cell>
        </table:table-row>
        <table:table-row table:style-name="ro1"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ormalfaktor</text:p>
          </table:table-cell>
          <table:table-cell table:formula="of:=[.C12]/[.E12]" office:value-type="float" office:value="1.17218543046358" calcext:value-type="float">
            <text:p>1,1721854305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um nøtter</text:p>
          </table:table-cell>
          <table:table-cell table:formula="of:=SUM([.B2:.B4];[.B10:.B11])" office:value-type="float" office:value="192.802259887006" calcext:value-type="float">
            <text:p>192,802259887</text:p>
          </table:table-cell>
          <table:table-cell table:number-columns-repeated="2"/>
          <table:table-cell table:formula="of:=SUM([.E2:.E4];[.E10:.E11])" office:value-type="float" office:value="258" calcext:value-type="float">
            <text:p>258</text:p>
          </table:table-cell>
          <table:table-cell/>
          <table:table-cell table:style-name="ce2" table:formula="of:=AVERAGE(([.B15]+[.E15])/2)" office:value-type="float" office:value="225.401129943503" calcext:value-type="float">
            <text:p>22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/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 table:number-rows-repeated="5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4"/>
          <table:table-cell table:number-columns-repeated="7"/>
        </table:table-row>
        <table:table-row table:style-name="ro1">
          <table:table-cell table:style-name="ce1"/>
          <table:table-cell table:number-columns-repeated="8"/>
        </table:table-row>
      </table:table>
      <table:table table:name="knekkebrød" table:style-name="ta1">
        <table:table-column table:style-name="co1" table:default-cell-style-name="ce1"/>
        <table:table-column table:style-name="co2" table:default-cell-style-name="ce4"/>
        <table:table-column table:style-name="co2" table:visibility="collapse" table:number-columns-repeated="2" table:default-cell-style-name="ce4"/>
        <table:table-column table:style-name="co2" table:number-columns-repeated="2" table:default-cell-style-name="ce4"/>
        <table:table-column table:style-name="co2" table:visibility="collapse" table:number-columns-repeated="2" table:default-cell-style-name="ce4"/>
        <table:table-column table:style-name="co2" table:number-columns-repeated="2" table:default-cell-style-name="ce4"/>
        <table:table-row table:style-name="ro1">
          <table:table-cell table:style-name="Default"/>
          <table:table-cell table:style-name="ce12" office:value-type="string" calcext:value-type="string">
            <text:p>gram batch1</text:p>
          </table:table-cell>
          <table:table-cell table:style-name="Default" office:value-type="string" calcext:value-type="string">
            <text:p>dl</text:p>
          </table:table-cell>
          <table:table-cell table:style-name="Default" office:value-type="string" calcext:value-type="string">
            <text:p>egenvekt</text:p>
          </table:table-cell>
          <table:table-cell table:style-name="Default" office:value-type="string" calcext:value-type="string">
            <text:p>gram batch1</text:p>
          </table:table-cell>
          <table:table-cell table:style-name="Default" office:value-type="string" calcext:value-type="string">
            <text:p>snitt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mengde</text:p>
          </table:table-cell>
          <table:table-cell table:style-name="Default" office:value-type="string" calcext:value-type="string">
            <text:p>pris per kg</text:p>
          </table:table-cell>
          <table:table-cell table:style-name="Default" office:value-type="string" calcext:value-type="string">
            <text:p>pris for snitt mengde</text:p>
          </table:table-cell>
        </table:table-row>
        <table:table-row table:style-name="ro1">
          <table:table-cell office:value-type="string" calcext:value-type="string">
            <text:p>gresskarkjerner</text:p>
          </table:table-cell>
          <table:table-cell office:value-type="float" office:value="146" calcext:value-type="float">
            <text:p>146,00</text:p>
          </table:table-cell>
          <table:table-cell table:number-columns-repeated="2"/>
          <table:table-cell office:value-type="float" office:value="133" calcext:value-type="float">
            <text:p>133,00</text:p>
          </table:table-cell>
          <table:table-cell table:formula="of:=([.B2]+[.E2])/2" office:value-type="float" office:value="139.5" calcext:value-type="float">
            <text:p>139,50</text:p>
          </table:table-cell>
          <table:table-cell office:value-type="float" office:value="99.7" calcext:value-type="float">
            <text:p>99,70</text:p>
          </table:table-cell>
          <table:table-cell office:value-type="float" office:value="0.35" calcext:value-type="float">
            <text:p>0,35</text:p>
          </table:table-cell>
          <table:table-cell table:formula="of:=[.G2]/[.H2]" office:value-type="float" office:value="284.857142857143" calcext:value-type="float">
            <text:p>284,86</text:p>
          </table:table-cell>
          <table:table-cell table:formula="of:=[.F2]/1000*[.I2]" office:value-type="float" office:value="39.7375714285714" calcext:value-type="float">
            <text:p>39,74</text:p>
          </table:table-cell>
        </table:table-row>
        <table:table-row table:style-name="ro1">
          <table:table-cell office:value-type="string" calcext:value-type="string">
            <text:p>sesamfrø</text:p>
          </table:table-cell>
          <table:table-cell office:value-type="float" office:value="115" calcext:value-type="float">
            <text:p>115,00</text:p>
          </table:table-cell>
          <table:table-cell table:number-columns-repeated="2"/>
          <table:table-cell office:value-type="float" office:value="100" calcext:value-type="float">
            <text:p>100,00</text:p>
          </table:table-cell>
          <table:table-cell table:formula="of:=([.B3]+[.E3])/2" office:value-type="float" office:value="107.5" calcext:value-type="float">
            <text:p>107,50</text:p>
          </table:table-cell>
          <table:table-cell office:value-type="float" office:value="56.75" calcext:value-type="float">
            <text:p>56,75</text:p>
          </table:table-cell>
          <table:table-cell office:value-type="float" office:value="0.4" calcext:value-type="float">
            <text:p>0,40</text:p>
          </table:table-cell>
          <table:table-cell table:formula="of:=[.G3]/[.H3]" office:value-type="float" office:value="141.875" calcext:value-type="float">
            <text:p>141,88</text:p>
          </table:table-cell>
          <table:table-cell table:formula="of:=[.F3]/1000*[.I3]" office:value-type="float" office:value="15.2515625" calcext:value-type="float">
            <text:p>15,25</text:p>
          </table:table-cell>
        </table:table-row>
        <table:table-row table:style-name="ro1">
          <table:table-cell office:value-type="string" calcext:value-type="string">
            <text:p>solsikkefrø</text:p>
          </table:table-cell>
          <table:table-cell office:value-type="float" office:value="207" calcext:value-type="float">
            <text:p>207,00</text:p>
          </table:table-cell>
          <table:table-cell table:number-columns-repeated="2"/>
          <table:table-cell office:value-type="float" office:value="157" calcext:value-type="float">
            <text:p>157,00</text:p>
          </table:table-cell>
          <table:table-cell table:formula="of:=([.B4]+[.E4])/2" office:value-type="float" office:value="182" calcext:value-type="float">
            <text:p>182,00</text:p>
          </table:table-cell>
          <table:table-cell table:number-columns-repeated="2"/>
          <table:table-cell office:value-type="float" office:value="61.33" calcext:value-type="float">
            <text:p>61,33</text:p>
          </table:table-cell>
          <table:table-cell table:formula="of:=[.F4]/1000*[.I4]" office:value-type="float" office:value="11.16206" calcext:value-type="float">
            <text:p>11,16</text:p>
          </table:table-cell>
        </table:table-row>
        <table:table-row table:style-name="ro1">
          <table:table-cell office:value-type="string" calcext:value-type="string">
            <text:p>linfrø</text:p>
          </table:table-cell>
          <table:table-cell office:value-type="float" office:value="130" calcext:value-type="float">
            <text:p>130,00</text:p>
          </table:table-cell>
          <table:table-cell table:number-columns-repeated="2"/>
          <table:table-cell office:value-type="float" office:value="143" calcext:value-type="float">
            <text:p>143,00</text:p>
          </table:table-cell>
          <table:table-cell table:formula="of:=([.B5]+[.E5])/2" office:value-type="float" office:value="136.5" calcext:value-type="float">
            <text:p>136,50</text:p>
          </table:table-cell>
          <table:table-cell office:value-type="float" office:value="42.5" calcext:value-type="float">
            <text:p>42,50</text:p>
          </table:table-cell>
          <table:table-cell office:value-type="float" office:value="0.4" calcext:value-type="float">
            <text:p>0,40</text:p>
          </table:table-cell>
          <table:table-cell table:formula="of:=[.G5]/[.H5]" office:value-type="float" office:value="106.25" calcext:value-type="float">
            <text:p>106,25</text:p>
          </table:table-cell>
          <table:table-cell table:formula="of:=[.F5]/1000*[.I5]" office:value-type="float" office:value="14.503125" calcext:value-type="float">
            <text:p>14,50</text:p>
          </table:table-cell>
        </table:table-row>
        <table:table-row table:style-name="ro1">
          <table:table-cell office:value-type="string" calcext:value-type="string">
            <text:p>havregryn</text:p>
          </table:table-cell>
          <table:table-cell office:value-type="float" office:value="186" calcext:value-type="float">
            <text:p>186,00</text:p>
          </table:table-cell>
          <table:table-cell office:value-type="float" office:value="3" calcext:value-type="float">
            <text:p>3,00</text:p>
          </table:table-cell>
          <table:table-cell table:formula="of:=[.B6]/[.C6]" office:value-type="float" office:value="62" calcext:value-type="float">
            <text:p>62,00</text:p>
          </table:table-cell>
          <table:table-cell table:formula="of:=3.5*[.D6]" office:value-type="float" office:value="217" calcext:value-type="float">
            <text:p>217,00</text:p>
          </table:table-cell>
          <table:table-cell table:formula="of:=([.B6]+[.E6])/2" office:value-type="float" office:value="201.5" calcext:value-type="float">
            <text:p>201,50</text:p>
          </table:table-cell>
          <table:table-cell table:number-columns-repeated="2"/>
          <table:table-cell office:value-type="float" office:value="17.7" calcext:value-type="float">
            <text:p>17,70</text:p>
          </table:table-cell>
          <table:table-cell table:formula="of:=[.F6]/1000*[.I6]" office:value-type="float" office:value="3.56655" calcext:value-type="float">
            <text:p>3,57</text:p>
          </table:table-cell>
        </table:table-row>
        <table:table-row table:style-name="ro1">
          <table:table-cell office:value-type="string" calcext:value-type="string">
            <text:p>havremel</text:p>
          </table:table-cell>
          <table:table-cell office:value-type="float" office:value="62" calcext:value-type="float">
            <text:p>62,00</text:p>
          </table:table-cell>
          <table:table-cell table:number-columns-repeated="2"/>
          <table:table-cell office:value-type="float" office:value="62" calcext:value-type="float">
            <text:p>62,00</text:p>
          </table:table-cell>
          <table:table-cell table:formula="of:=([.B7]+[.E7])/2" office:value-type="float" office:value="62" calcext:value-type="float">
            <text:p>62,00</text:p>
          </table:table-cell>
          <table:table-cell table:number-columns-repeated="2"/>
          <table:table-cell office:value-type="float" office:value="17.7" calcext:value-type="float">
            <text:p>17,70</text:p>
          </table:table-cell>
          <table:table-cell table:formula="of:=[.F7]/1000*[.I7]" office:value-type="float" office:value="1.0974" calcext:value-type="float">
            <text:p>1,10</text:p>
          </table:table-cell>
        </table:table-row>
        <table:table-row table:style-name="ro1">
          <table:table-cell office:value-type="string" calcext:value-type="string">
            <text:p>valnøtter</text:p>
          </table:table-cell>
          <table:table-cell office:value-type="float" office:value="46" calcext:value-type="float">
            <text:p>46,00</text:p>
          </table:table-cell>
          <table:table-cell table:number-columns-repeated="2"/>
          <table:table-cell office:value-type="float" office:value="46" calcext:value-type="float">
            <text:p>46,00</text:p>
          </table:table-cell>
          <table:table-cell table:formula="of:=([.B8]+[.E8])/2" office:value-type="float" office:value="46" calcext:value-type="float">
            <text:p>46,00</text:p>
          </table:table-cell>
          <table:table-cell table:number-columns-repeated="2"/>
          <table:table-cell office:value-type="float" office:value="188" calcext:value-type="float">
            <text:p>188,00</text:p>
          </table:table-cell>
          <table:table-cell table:formula="of:=[.F8]/1000*[.I8]" office:value-type="float" office:value="8.648" calcext:value-type="float">
            <text:p>8,6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table:number-columns-repeated="5"/>
          <table:table-cell table:style-name="Default" table:formula="of:=SUM([.F2:.F9])" office:value-type="float" office:value="875" calcext:value-type="float">
            <text:p>875</text:p>
          </table:table-cell>
          <table:table-cell table:style-name="Default" table:number-columns-repeated="2"/>
          <table:table-cell table:style-name="Default" office:value-type="string" calcext:value-type="string">
            <text:p>sum:</text:p>
          </table:table-cell>
          <table:table-cell table:style-name="Default" table:formula="of:=SUM([.J2:.J8])" office:value-type="float" office:value="93.9662689285714" calcext:value-type="float">
            <text:p>93,9662689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23:32:33.029057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2:56:36.470211674</meta:creation-date>
    <dc:date>2016-11-23T23:42:46.426581657</dc:date>
    <meta:editing-duration>PT17M22S</meta:editing-duration>
    <meta:editing-cycles>3</meta:editing-cycles>
    <meta:generator>LibreOffice/5.1.4.2$Linux_X86_64 LibreOffice_project/10m0$Build-2</meta:generator>
    <meta:document-statistic meta:table-count="2" meta:cell-count="163" meta:object-count="0"/>
  </office:meta>
</office:document-meta>
</file>